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5.0071in"/>
    </style:style>
    <style:style style:name="co21" style:family="table-column">
      <style:table-column-properties fo:break-before="auto" style:column-width="2.1764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3.2701in"/>
    </style:style>
    <style:style style:name="co24" style:family="table-column">
      <style:table-column-properties fo:break-before="auto" style:column-width="1.7791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0.3638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3.4953in"/>
    </style:style>
    <style:style style:name="co29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NAHYP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2" table:default-cell-style-name="ce4"/>
        <table:table-column table:style-name="co27" table:default-cell-style-name="ce4"/>
        <table:table-column table:style-name="co28" table:default-cell-style-name="Default"/>
        <table:table-column table:style-name="co27" table:default-cell-style-name="ce4"/>
        <table:table-column table:style-name="co24" table:default-cell-style-name="Default"/>
        <table:table-column table:style-name="co27" table:default-cell-style-name="ce4"/>
        <table:table-column table:style-name="co17" table:default-cell-style-name="Default"/>
        <table:table-column table:style-name="co27" table:default-cell-style-name="ce4"/>
        <table:table-column table:style-name="co25" table:default-cell-style-name="Default"/>
        <table:table-column table:style-name="co27" table:default-cell-style-name="ce4"/>
        <table:table-column table:style-name="co12" table:default-cell-style-name="Default"/>
        <table:table-column table:style-name="co29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SNAHY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HY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HY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HY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HYP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25*</text:p>
          </table:table-cell>
          <table:table-cell table:style-name="ce4" office:value-type="string" calcext:value-type="string">
            <text:p>FC28**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5*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8**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9" office:value-type="float" office:value="38672" calcext:value-type="float">
            <text:p>38672</text:p>
          </table:table-cell>
          <table:table-cell table:style-name="ce9" office:value-type="float" office:value="20223" calcext:value-type="float">
            <text:p>20223</text:p>
          </table:table-cell>
          <table:table-cell table:style-name="ce9" office:value-type="float" office:value="16618" calcext:value-type="float">
            <text:p>16618</text:p>
          </table:table-cell>
          <table:table-cell table:style-name="ce9" office:value-type="float" office:value="15102" calcext:value-type="float">
            <text:p>15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38672" calcext:value-type="float">
            <text:p>38672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20223" calcext:value-type="float">
            <text:p>20223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6618" calcext:value-type="float">
            <text:p>16618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5102" calcext:value-type="float">
            <text:p>151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284687317582" calcext:value-type="float">
            <text:p>2.846873175820E-03</text:p>
          </table:table-cell>
          <table:table-cell table:style-name="ce2" office:value-type="float" office:value="0.004002975369043" calcext:value-type="float">
            <text:p>4.002975369043E-03</text:p>
          </table:table-cell>
          <table:table-cell table:style-name="ce2" office:value-type="float" office:value="0.004459254922025" calcext:value-type="float">
            <text:p>4.459254922025E-03</text:p>
          </table:table-cell>
          <table:table-cell table:style-name="ce2" office:value-type="float" office:value="0.004700022719935" calcext:value-type="float">
            <text:p>4.700022719935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84687317582" calcext:value-type="float">
            <text:p>2.846873175820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4002975369043" calcext:value-type="float">
            <text:p>4.002975369043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4459254922025" calcext:value-type="float">
            <text:p>4.459254922025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4700022719935" calcext:value-type="float">
            <text:p>4.700022719935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07361778014067" calcext:value-type="float">
            <text:p>7.361778014067E-08</text:p>
          </table:table-cell>
          <table:table-cell table:style-name="ce2" office:value-type="float" office:value="0.0000001979515067275" calcext:value-type="float">
            <text:p>1.979515067275E-07</text:p>
          </table:table-cell>
          <table:table-cell table:style-name="ce2" office:value-type="float" office:value="0.0000002683549932012" calcext:value-type="float">
            <text:p>2.683549932012E-07</text:p>
          </table:table-cell>
          <table:table-cell table:style-name="ce2" office:value-type="float" office:value="0.0000003112391709116" calcext:value-type="float">
            <text:p>3.112391709116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7361778014067" calcext:value-type="float">
            <text:p>7.361778014067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979515067275" calcext:value-type="float">
            <text:p>1.97951506727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2683549932012" calcext:value-type="float">
            <text:p>2.68354993201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112391709116" calcext:value-type="float">
            <text:p>3.112391709116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377.9474877648" calcext:value-type="float">
            <text:p>3.779474877648E+02</text:p>
          </table:table-cell>
          <table:table-cell table:style-name="ce2" office:value-type="float" office:value="377.9592539969" calcext:value-type="float">
            <text:p>3.779592539969E+02</text:p>
          </table:table-cell>
          <table:table-cell table:style-name="ce2" office:value-type="float" office:value="377.9667959094" calcext:value-type="float">
            <text:p>3.779667959094E+02</text:p>
          </table:table-cell>
          <table:table-cell table:style-name="ce2" office:value-type="float" office:value="377.9678653378" calcext:value-type="float">
            <text:p>3.779678653378E+0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77.9474877648" calcext:value-type="float">
            <text:p>3.779474877648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77.9592539969" calcext:value-type="float">
            <text:p>3.77959253996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77.9667959094" calcext:value-type="float">
            <text:p>3.77966795909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77.9678653378" calcext:value-type="float">
            <text:p>3.779678653378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478.9870865777" calcext:value-type="float">
            <text:p>4.789870865777E+02</text:p>
          </table:table-cell>
          <table:table-cell table:style-name="ce2" office:value-type="float" office:value="478.9986994127" calcext:value-type="float">
            <text:p>4.789986994127E+02</text:p>
          </table:table-cell>
          <table:table-cell table:style-name="ce2" office:value-type="float" office:value="479.0063715425" calcext:value-type="float">
            <text:p>4.790063715425E+02</text:p>
          </table:table-cell>
          <table:table-cell table:style-name="ce2" office:value-type="float" office:value="479.007128689" calcext:value-type="float">
            <text:p>4.790071286890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78.9870865777" calcext:value-type="float">
            <text:p>4.789870865777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78.9986994127" calcext:value-type="float">
            <text:p>4.789986994127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79.0063715425" calcext:value-type="float">
            <text:p>4.790063715425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79.007128689" calcext:value-type="float">
            <text:p>4.790071286890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-101.0395988129" calcext:value-type="float">
            <text:p>-1.010395988129E+02</text:p>
          </table:table-cell>
          <table:table-cell table:style-name="ce2" office:value-type="float" office:value="-101.0394454158" calcext:value-type="float">
            <text:p>-1.010394454158E+02</text:p>
          </table:table-cell>
          <table:table-cell table:style-name="ce2" office:value-type="float" office:value="-101.0395756332" calcext:value-type="float">
            <text:p>-1.010395756332E+02</text:p>
          </table:table-cell>
          <table:table-cell table:style-name="ce2" office:value-type="float" office:value="-101.0392633512" calcext:value-type="float">
            <text:p>-1.010392633512E+0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01.0395988129" calcext:value-type="float">
            <text:p>-1.01039598812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01.0394454158" calcext:value-type="float">
            <text:p>-1.010394454158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01.0395756332" calcext:value-type="float">
            <text:p>-1.010395756332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01.0392633512" calcext:value-type="float">
            <text:p>-1.010392633512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-26.73376648446" calcext:value-type="float">
            <text:p>-2.673376648446E+01</text:p>
          </table:table-cell>
          <table:table-cell table:style-name="ce2" office:value-type="float" office:value="-26.73289365118" calcext:value-type="float">
            <text:p>-2.673289365118E+01</text:p>
          </table:table-cell>
          <table:table-cell table:style-name="ce2" office:value-type="float" office:value="-26.7323946777" calcext:value-type="float">
            <text:p>-2.673239467770E+01</text:p>
          </table:table-cell>
          <table:table-cell table:style-name="ce2" office:value-type="float" office:value="-26.73223641934" calcext:value-type="float">
            <text:p>-2.673223641934E+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6.73376648446" calcext:value-type="float">
            <text:p>-2.673376648446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6.73289365118" calcext:value-type="float">
            <text:p>-2.673289365118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6.7323946777" calcext:value-type="float">
            <text:p>-2.673239467770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6.73223641934" calcext:value-type="float">
            <text:p>-2.673223641934E+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548.3921922253" calcext:value-type="float">
            <text:p>5.483921922253E+02</text:p>
          </table:table-cell>
          <table:table-cell table:style-name="ce2" office:value-type="float" office:value="551.4331568816" calcext:value-type="float">
            <text:p>5.514331568816E+02</text:p>
          </table:table-cell>
          <table:table-cell table:style-name="ce2" office:value-type="float" office:value="551.4225232921" calcext:value-type="float">
            <text:p>5.514225232921E+02</text:p>
          </table:table-cell>
          <table:table-cell table:style-name="ce2" office:value-type="float" office:value="548.1728747328" calcext:value-type="float">
            <text:p>5.481728747328E+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48.3921922253" calcext:value-type="float">
            <text:p>5.483921922253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51.4331568816" calcext:value-type="float">
            <text:p>5.514331568816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51.4225232921" calcext:value-type="float">
            <text:p>5.514225232921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48.1728747328" calcext:value-type="float">
            <text:p>5.481728747328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2706870610425" calcext:value-type="float">
            <text:p>2.706870610425E-01</text:p>
          </table:table-cell>
          <table:table-cell table:style-name="ce2" office:value-type="float" office:value="0.2760007501922" calcext:value-type="float">
            <text:p>2.760007501922E-01</text:p>
          </table:table-cell>
          <table:table-cell table:style-name="ce2" office:value-type="float" office:value="0.2777614243305" calcext:value-type="float">
            <text:p>2.777614243305E-01</text:p>
          </table:table-cell>
          <table:table-cell table:style-name="ce2" office:value-type="float" office:value="0.275436869531" calcext:value-type="float">
            <text:p>2.754368695310E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2706870610425" calcext:value-type="float">
            <text:p>2.706870610425E-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2760007501922" calcext:value-type="float">
            <text:p>2.760007501922E-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2777614243305" calcext:value-type="float">
            <text:p>2.777614243305E-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275436869531" calcext:value-type="float">
            <text:p>2.754368695310E-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07361778014067" calcext:value-type="float">
            <text:p>7.361778014067E-08</text:p>
          </table:table-cell>
          <table:table-cell table:style-name="ce2" office:value-type="float" office:value="0.0000001979515067275" calcext:value-type="float">
            <text:p>1.979515067275E-07</text:p>
          </table:table-cell>
          <table:table-cell table:style-name="ce2" office:value-type="float" office:value="0.0000002683549932012" calcext:value-type="float">
            <text:p>2.683549932012E-07</text:p>
          </table:table-cell>
          <table:table-cell table:style-name="ce2" office:value-type="float" office:value="0.0000003112391709116" calcext:value-type="float">
            <text:p>3.112391709116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7361778014067" calcext:value-type="float">
            <text:p>7.361778014067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979515067275" calcext:value-type="float">
            <text:p>1.97951506727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2683549932012" calcext:value-type="float">
            <text:p>2.68354993201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112391709116" calcext:value-type="float">
            <text:p>3.112391709116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9773408698114" calcext:value-type="float">
            <text:p>9.773408698114E-03</text:p>
          </table:table-cell>
          <table:table-cell table:style-name="ce2" office:value-type="float" office:value="0.01869049817016" calcext:value-type="float">
            <text:p>1.869049817016E-02</text:p>
          </table:table-cell>
          <table:table-cell table:style-name="ce2" office:value-type="float" office:value="0.02274579020939" calcext:value-type="float">
            <text:p>2.274579020939E-02</text:p>
          </table:table-cell>
          <table:table-cell table:style-name="ce2" office:value-type="float" office:value="0.02502932688814" calcext:value-type="float">
            <text:p>2.502932688814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773408698114" calcext:value-type="float">
            <text:p>9.773408698114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869049817016" calcext:value-type="float">
            <text:p>1.869049817016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274579020939" calcext:value-type="float">
            <text:p>2.274579020939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502932688814" calcext:value-type="float">
            <text:p>2.502932688814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1238620895704" calcext:value-type="float">
            <text:p>1.238620895704E-02</text:p>
          </table:table-cell>
          <table:table-cell table:style-name="ce2" office:value-type="float" office:value="0.02368700916886" calcext:value-type="float">
            <text:p>2.368700916886E-02</text:p>
          </table:table-cell>
          <table:table-cell table:style-name="ce2" office:value-type="float" office:value="0.02882628462072" calcext:value-type="float">
            <text:p>2.882628462072E-02</text:p>
          </table:table-cell>
          <table:table-cell table:style-name="ce2" office:value-type="float" office:value="0.03172022572604" calcext:value-type="float">
            <text:p>3.172022572604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238620895704" calcext:value-type="float">
            <text:p>1.238620895704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368700916886" calcext:value-type="float">
            <text:p>2.368700916886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882628462072" calcext:value-type="float">
            <text:p>2.882628462072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172022572604" calcext:value-type="float">
            <text:p>3.172022572604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1418096744913" calcext:value-type="float">
            <text:p>1.418096744913E-02</text:p>
          </table:table-cell>
          <table:table-cell table:style-name="ce2" office:value-type="float" office:value="0.02726897225208" calcext:value-type="float">
            <text:p>2.726897225208E-02</text:p>
          </table:table-cell>
          <table:table-cell table:style-name="ce2" office:value-type="float" office:value="0.03318424043402" calcext:value-type="float">
            <text:p>3.318424043402E-02</text:p>
          </table:table-cell>
          <table:table-cell table:style-name="ce2" office:value-type="float" office:value="0.03630043538393" calcext:value-type="float">
            <text:p>3.630043538393E-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418096744913" calcext:value-type="float">
            <text:p>1.418096744913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726897225208" calcext:value-type="float">
            <text:p>2.726897225208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318424043402" calcext:value-type="float">
            <text:p>3.318424043402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630043538393" calcext:value-type="float">
            <text:p>3.630043538393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6999742986798" calcext:value-type="float">
            <text:p>6.999742986798E-06</text:p>
          </table:table-cell>
          <table:table-cell table:style-name="ce2" office:value-type="float" office:value="0.00001364853872971" calcext:value-type="float">
            <text:p>1.364853872971E-05</text:p>
          </table:table-cell>
          <table:table-cell table:style-name="ce2" office:value-type="float" office:value="0.0000167154976428" calcext:value-type="float">
            <text:p>1.671549764280E-05</text:p>
          </table:table-cell>
          <table:table-cell table:style-name="ce2" office:value-type="float" office:value="0.00001823964436336" calcext:value-type="float">
            <text:p>1.823964436336E-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6999742986798" calcext:value-type="float">
            <text:p>6.999742986798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364853872971" calcext:value-type="float">
            <text:p>1.364853872971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67154976428" calcext:value-type="float">
            <text:p>1.671549764280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823964436336" calcext:value-type="float">
            <text:p>1.823964436336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18.694644926" calcext:value-type="float">
            <text:p>18.694644926</text:p>
          </table:table-cell>
          <table:table-cell office:value-type="float" office:value="16.525007035" calcext:value-type="float">
            <text:p>16.525007035</text:p>
          </table:table-cell>
          <table:table-cell office:value-type="float" office:value="16.49022576" calcext:value-type="float">
            <text:p>16.49022576</text:p>
          </table:table-cell>
          <table:table-cell office:value-type="float" office:value="16.65385009" calcext:value-type="float">
            <text:p>16.653850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18.694644926" calcext:value-type="float">
            <text:p>18.694644926</text:p>
          </table:table-cell>
          <table:table-cell office:value-type="string" calcext:value-type="string">
            <text:p>&amp;</text:p>
          </table:table-cell>
          <table:table-cell office:value-type="float" office:value="16.525007035" calcext:value-type="float">
            <text:p>16.525007035</text:p>
          </table:table-cell>
          <table:table-cell office:value-type="string" calcext:value-type="string">
            <text:p>&amp;</text:p>
          </table:table-cell>
          <table:table-cell office:value-type="float" office:value="16.49022576" calcext:value-type="float">
            <text:p>16.49022576</text:p>
          </table:table-cell>
          <table:table-cell office:value-type="string" calcext:value-type="string">
            <text:p>&amp;</text:p>
          </table:table-cell>
          <table:table-cell office:value-type="float" office:value="16.65385009" calcext:value-type="float">
            <text:p>16.65385009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10) SNAHYP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HYP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TOTAL-INTERPOLATED-POINTS <text:s text:c="9"/></text:p>
          </table:table-cell>
          <table:table-cell table:style-name="ce2" office:value-type="float" office:value="38672" calcext:value-type="float">
            <text:p>3.8672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SUM-CHORD-ERROR-(mm) <text:s text:c="14"/></text:p>
          </table:table-cell>
          <table:table-cell table:style-name="ce2" office:value-type="float" office:value="0.00284687317582" calcext:value-type="float">
            <text:p>2.846873175820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HYP SUM-CHORD-ERROR/TOT-INTERPOL-PNTS <text:s/></text:p>
          </table:table-cell>
          <table:table-cell table:style-name="ce2" office:value-type="float" office:value="0.00000007361778014067" calcext:value-type="float">
            <text:p>7.361778014067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SUM-ARC-LENGTH-(mm) <text:s text:c="15"/></text:p>
          </table:table-cell>
          <table:table-cell table:style-name="ce2" office:value-type="float" office:value="377.9474877648" calcext:value-type="float">
            <text:p>3.77947487764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SUM-CHORD-LENGTH-(mm) <text:s text:c="13"/></text:p>
          </table:table-cell>
          <table:table-cell table:style-name="ce2" office:value-type="float" office:value="478.9870865777" calcext:value-type="float">
            <text:p>4.789870865777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DIFF-ARC-LENGTH-CHORD-LENGTH-(mm) <text:s/></text:p>
          </table:table-cell>
          <table:table-cell table:style-name="ce2" office:value-type="float" office:value="-101.0395988129" calcext:value-type="float">
            <text:p>-1.01039598812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PCNT-DIFF-ARC-CHORD-LENGTH <text:s text:c="8"/></text:p>
          </table:table-cell>
          <table:table-cell table:style-name="ce2" office:value-type="float" office:value="-26.73376648446" calcext:value-type="float">
            <text:p>-2.673376648446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SUM-CHORD-ERROR/SUM-CHORD-LENGTH <text:s text:c="2"/>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SUM-ARC-THETA-(rad) <text:s text:c="15"/></text:p>
          </table:table-cell>
          <table:table-cell table:style-name="ce2" office:value-type="float" office:value="548.3921922253" calcext:value-type="float">
            <text:p>5.483921922253E+02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HYP SUM-ARC-AREA-(mm2) <text:s text:c="16"/></text:p>
          </table:table-cell>
          <table:table-cell table:style-name="ce2" office:value-type="float" office:value="0.2706870610425" calcext:value-type="float">
            <text:p>2.706870610425E-01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HYP SUM-ARC-AREA/SUM-CHORD-LENGTH <text:s text:c="5"/>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AVG-CHORD-ERROR-(mm) <text:s text:c="14"/></text:p>
          </table:table-cell>
          <table:table-cell table:style-name="ce2" office:value-type="float" office:value="0.00000007361778014067" calcext:value-type="float">
            <text:p>7.361778014067E-08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AVG-ARC-LENGTH-(mm) <text:s text:c="15"/></text:p>
          </table:table-cell>
          <table:table-cell table:style-name="ce2" office:value-type="float" office:value="0.009773408698114" calcext:value-type="float">
            <text:p>9.773408698114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HYP AVG-CHORD-LENGTH-(mm) <text:s text:c="13"/></text:p>
          </table:table-cell>
          <table:table-cell table:style-name="ce2" office:value-type="float" office:value="0.01238620895704" calcext:value-type="float">
            <text:p>1.238620895704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AVG-ARC-THETA-(rad) <text:s text:c="15"/></text:p>
          </table:table-cell>
          <table:table-cell table:style-name="ce2" office:value-type="float" office:value="0.01418096744913" calcext:value-type="float">
            <text:p>1.418096744913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HYP AVG-ARC-AREA-(mm2) <text:s text:c="16"/></text:p>
          </table:table-cell>
          <table:table-cell table:style-name="ce2" office:value-type="float" office:value="0.000006999742986798" calcext:value-type="float">
            <text:p>6.999742986798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7:04:43.03" calcext:value-type="date">
            <text:p>2023-10-06 17:04:43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8.694644926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TOTAL-INTERPOLATED-POINTS <text:s text:c="9"/></text:p>
          </table:table-cell>
          <table:table-cell table:style-name="ce2" office:value-type="float" office:value="20223" calcext:value-type="float">
            <text:p>2.0223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CHORD-ERROR-(mm) <text:s text:c="14"/></text:p>
          </table:table-cell>
          <table:table-cell table:style-name="ce2" office:value-type="float" office:value="0.004002975369043" calcext:value-type="float">
            <text:p>4.002975369043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CHORD-ERROR/TOT-INTERPOL-PNTS <text:s/></text:p>
          </table:table-cell>
          <table:table-cell table:style-name="ce2" office:value-type="float" office:value="0.0000001979515067275" calcext:value-type="float">
            <text:p>1.979515067275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ARC-LENGTH-(mm) <text:s text:c="15"/></text:p>
          </table:table-cell>
          <table:table-cell table:style-name="ce2" office:value-type="float" office:value="377.9592539969" calcext:value-type="float">
            <text:p>3.77959253996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CHORD-LENGTH-(mm) <text:s text:c="13"/></text:p>
          </table:table-cell>
          <table:table-cell table:style-name="ce2" office:value-type="float" office:value="478.9986994127" calcext:value-type="float">
            <text:p>4.789986994127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DIFF-ARC-LENGTH-CHORD-LENGTH-(mm) <text:s/></text:p>
          </table:table-cell>
          <table:table-cell table:style-name="ce2" office:value-type="float" office:value="-101.0394454158" calcext:value-type="float">
            <text:p>-1.01039445415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PCNT-DIFF-ARC-CHORD-LENGTH <text:s text:c="8"/></text:p>
          </table:table-cell>
          <table:table-cell table:style-name="ce2" office:value-type="float" office:value="-26.73289365118" calcext:value-type="float">
            <text:p>-2.673289365118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CHORD-ERROR/SUM-CHORD-LENGTH <text:s text:c="2"/>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ARC-THETA-(rad) <text:s text:c="15"/></text:p>
          </table:table-cell>
          <table:table-cell table:style-name="ce2" office:value-type="float" office:value="551.4331568816" calcext:value-type="float">
            <text:p>5.514331568816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ARC-AREA-(mm2) <text:s text:c="16"/></text:p>
          </table:table-cell>
          <table:table-cell table:style-name="ce2" office:value-type="float" office:value="0.2760007501922" calcext:value-type="float">
            <text:p>2.760007501922E-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SUM-ARC-AREA/SUM-CHORD-LENGTH <text:s text:c="5"/>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AVG-CHORD-ERROR-(mm) <text:s text:c="14"/></text:p>
          </table:table-cell>
          <table:table-cell table:style-name="ce2" office:value-type="float" office:value="0.0000001979515067275" calcext:value-type="float">
            <text:p>1.979515067275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AVG-ARC-LENGTH-(mm) <text:s text:c="15"/></text:p>
          </table:table-cell>
          <table:table-cell table:style-name="ce2" office:value-type="float" office:value="0.01869049817016" calcext:value-type="float">
            <text:p>1.869049817016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AVG-CHORD-LENGTH-(mm) <text:s text:c="13"/></text:p>
          </table:table-cell>
          <table:table-cell table:style-name="ce2" office:value-type="float" office:value="0.02368700916886" calcext:value-type="float">
            <text:p>2.368700916886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AVG-ARC-THETA-(rad) <text:s text:c="15"/></text:p>
          </table:table-cell>
          <table:table-cell table:style-name="ce2" office:value-type="float" office:value="0.02726897225208" calcext:value-type="float">
            <text:p>2.726897225208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HYP AVG-ARC-AREA-(mm2) <text:s text:c="16"/></text:p>
          </table:table-cell>
          <table:table-cell table:style-name="ce2" office:value-type="float" office:value="0.00001364853872971" calcext:value-type="float">
            <text:p>1.364853872971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7:07:55.36" calcext:value-type="date">
            <text:p>2023-10-06 17:07:55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6.525007035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TOTAL-INTERPOLATED-POINTS <text:s text:c="9"/></text:p>
          </table:table-cell>
          <table:table-cell table:style-name="ce2" office:value-type="float" office:value="16618" calcext:value-type="float">
            <text:p>1.6618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CHORD-ERROR-(mm) <text:s text:c="14"/></text:p>
          </table:table-cell>
          <table:table-cell table:style-name="ce2" office:value-type="float" office:value="0.004459254922025" calcext:value-type="float">
            <text:p>4.459254922025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CHORD-ERROR/TOT-INTERPOL-PNTS <text:s/></text:p>
          </table:table-cell>
          <table:table-cell table:style-name="ce2" office:value-type="float" office:value="0.0000002683549932012" calcext:value-type="float">
            <text:p>2.683549932012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ARC-LENGTH-(mm) <text:s text:c="15"/></text:p>
          </table:table-cell>
          <table:table-cell table:style-name="ce2" office:value-type="float" office:value="377.9667959094" calcext:value-type="float">
            <text:p>3.77966795909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CHORD-LENGTH-(mm) <text:s text:c="13"/></text:p>
          </table:table-cell>
          <table:table-cell table:style-name="ce2" office:value-type="float" office:value="479.0063715425" calcext:value-type="float">
            <text:p>4.790063715425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DIFF-ARC-LENGTH-CHORD-LENGTH-(mm) <text:s/></text:p>
          </table:table-cell>
          <table:table-cell table:style-name="ce2" office:value-type="float" office:value="-101.0395756332" calcext:value-type="float">
            <text:p>-1.01039575633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PCNT-DIFF-ARC-CHORD-LENGTH <text:s text:c="8"/></text:p>
          </table:table-cell>
          <table:table-cell table:style-name="ce2" office:value-type="float" office:value="-26.7323946777" calcext:value-type="float">
            <text:p>-2.673239467770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CHORD-ERROR/SUM-CHORD-LENGTH <text:s text:c="2"/>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ARC-THETA-(rad) <text:s text:c="15"/></text:p>
          </table:table-cell>
          <table:table-cell table:style-name="ce2" office:value-type="float" office:value="551.4225232921" calcext:value-type="float">
            <text:p>5.514225232921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ARC-AREA-(mm2) <text:s text:c="16"/></text:p>
          </table:table-cell>
          <table:table-cell table:style-name="ce2" office:value-type="float" office:value="0.2777614243305" calcext:value-type="float">
            <text:p>2.777614243305E-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SUM-ARC-AREA/SUM-CHORD-LENGTH <text:s text:c="5"/>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AVG-CHORD-ERROR-(mm) <text:s text:c="14"/></text:p>
          </table:table-cell>
          <table:table-cell table:style-name="ce2" office:value-type="float" office:value="0.0000002683549932012" calcext:value-type="float">
            <text:p>2.683549932012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AVG-ARC-LENGTH-(mm) <text:s text:c="15"/></text:p>
          </table:table-cell>
          <table:table-cell table:style-name="ce2" office:value-type="float" office:value="0.02274579020939" calcext:value-type="float">
            <text:p>2.274579020939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AVG-CHORD-LENGTH-(mm) <text:s text:c="13"/></text:p>
          </table:table-cell>
          <table:table-cell table:style-name="ce2" office:value-type="float" office:value="0.02882628462072" calcext:value-type="float">
            <text:p>2.882628462072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AVG-ARC-THETA-(rad) <text:s text:c="15"/></text:p>
          </table:table-cell>
          <table:table-cell table:style-name="ce2" office:value-type="float" office:value="0.03318424043402" calcext:value-type="float">
            <text:p>3.318424043402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5-L0.18-A28-SNAHYP AVG-ARC-AREA-(mm2) <text:s text:c="16"/></text:p>
          </table:table-cell>
          <table:table-cell table:style-name="ce2" office:value-type="float" office:value="0.0000167154976428" calcext:value-type="float">
            <text:p>1.671549764280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8:02:05.35" calcext:value-type="date">
            <text:p>2023-10-06 18:02:05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6.490225760 seconds.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 SNAHYP GOOD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TOTAL-INTERPOLATED-POINTS <text:s text:c="9"/></text:p>
          </table:table-cell>
          <table:table-cell table:style-name="ce2" office:value-type="float" office:value="15102" calcext:value-type="float">
            <text:p>1.5102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CHORD-ERROR-(mm) <text:s text:c="14"/></text:p>
          </table:table-cell>
          <table:table-cell table:style-name="ce2" office:value-type="float" office:value="0.004700022719935" calcext:value-type="float">
            <text:p>4.700022719935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CHORD-ERROR/TOT-INTERPOL-PNTS <text:s/></text:p>
          </table:table-cell>
          <table:table-cell table:style-name="ce2" office:value-type="float" office:value="0.0000003112391709116" calcext:value-type="float">
            <text:p>3.112391709116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ARC-LENGTH-(mm) <text:s text:c="15"/></text:p>
          </table:table-cell>
          <table:table-cell table:style-name="ce2" office:value-type="float" office:value="377.9678653378" calcext:value-type="float">
            <text:p>3.77967865337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CHORD-LENGTH-(mm) <text:s text:c="13"/></text:p>
          </table:table-cell>
          <table:table-cell table:style-name="ce2" office:value-type="float" office:value="479.007128689" calcext:value-type="float">
            <text:p>4.790071286890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DIFF-ARC-LENGTH-CHORD-LENGTH-(mm) <text:s/></text:p>
          </table:table-cell>
          <table:table-cell table:style-name="ce2" office:value-type="float" office:value="-101.0392633512" calcext:value-type="float">
            <text:p>-1.01039263351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PCNT-DIFF-ARC-CHORD-LENGTH <text:s text:c="8"/></text:p>
          </table:table-cell>
          <table:table-cell table:style-name="ce2" office:value-type="float" office:value="-26.73223641934" calcext:value-type="float">
            <text:p>-2.673223641934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CHORD-ERROR/SUM-CHORD-LENGTH <text:s text:c="2"/>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ARC-THETA-(rad) <text:s text:c="15"/></text:p>
          </table:table-cell>
          <table:table-cell table:style-name="ce2" office:value-type="float" office:value="548.1728747328" calcext:value-type="float">
            <text:p>5.48172874732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ARC-AREA-(mm2) <text:s text:c="16"/></text:p>
          </table:table-cell>
          <table:table-cell table:style-name="ce2" office:value-type="float" office:value="0.275436869531" calcext:value-type="float">
            <text:p>2.754368695310E-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SUM-ARC-AREA/SUM-CHORD-LENGTH <text:s text:c="5"/>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AVG-CHORD-ERROR-(mm) <text:s text:c="14"/></text:p>
          </table:table-cell>
          <table:table-cell table:style-name="ce2" office:value-type="float" office:value="0.0000003112391709116" calcext:value-type="float">
            <text:p>3.112391709116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AVG-ARC-LENGTH-(mm) <text:s text:c="15"/></text:p>
          </table:table-cell>
          <table:table-cell table:style-name="ce2" office:value-type="float" office:value="0.02502932688814" calcext:value-type="float">
            <text:p>2.502932688814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AVG-CHORD-LENGTH-(mm) <text:s text:c="13"/></text:p>
          </table:table-cell>
          <table:table-cell table:style-name="ce2" office:value-type="float" office:value="0.03172022572604" calcext:value-type="float">
            <text:p>3.172022572604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AVG-ARC-THETA-(rad) <text:s text:c="15"/></text:p>
          </table:table-cell>
          <table:table-cell table:style-name="ce2" office:value-type="float" office:value="0.03630043538393" calcext:value-type="float">
            <text:p>3.630043538393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8-L0.18-A28-SNAHYP AVG-ARC-AREA-(mm2) <text:s text:c="16"/></text:p>
          </table:table-cell>
          <table:table-cell table:style-name="ce2" office:value-type="float" office:value="0.00001823964436336" calcext:value-type="float">
            <text:p>1.823964436336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8:05:51.07" calcext:value-type="date">
            <text:p>2023-10-06 18:05:51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6.653850090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2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5:56:30.327702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9T06:06:51.332688311</dc:date>
    <meta:editing-duration>PT5H47M55S</meta:editing-duration>
    <meta:editing-cycles>78</meta:editing-cycles>
    <meta:generator>LibreOffice/6.4.7.2$Linux_X86_64 LibreOffice_project/40$Build-2</meta:generator>
    <meta:document-statistic meta:table-count="4" meta:cell-count="3013" meta:object-count="0"/>
  </office:meta>
</office:document-meta>
</file>